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language-asian="ja" style:country-asian="JP"/>
    </style:style>
    <style:style style:name="T1" style:family="text">
      <style:text-properties style:language-asian="ja" style:country-asian="JP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課題<text:span text:style-name="T1">３</text:span>：スロット</text:h>
      <text:h text:style-name="Heading_20_2" text:outline-level="2">プログラムリスト1(slot1.rb)：１つ</text:h>
      <text:p text:style-name="プログラムリスト">001: require "dxruby"</text:p>
      <text:p text:style-name="プログラムリスト">002:</text:p>
      <text:p text:style-name="プログラムリスト">003: f = ["7", "@", "G", "!", "*"]</text:p>
      <text:p text:style-name="プログラムリスト">004: no1_f = f.sort_by { rand }</text:p>
      <text:p text:style-name="プログラムリスト">005:</text:p>
      <text:p text:style-name="プログラムリスト">006: i = 0</text:p>
      <text:p text:style-name="プログラムリスト">007: no1 = no1_f[i]</text:p>
      <text:p text:style-name="プログラムリスト">008:</text:p>
      <text:p text:style-name="プログラムリスト">009: no1_s = false</text:p>
      <text:p text:style-name="プログラムリスト">010: font = Font.new(64, "MS Gothic")</text:p>
      <text:p text:style-name="プログラムリスト">011: Window.fps = 15</text:p>
      <text:p text:style-name="プログラムリスト">012: Window.loop do</text:p>
      <text:p text:style-name="プログラムリスト">013: <text:s text:c="2"/>Window.drawFont(20, 10, "#{no1}", font)</text:p>
      <text:p text:style-name="プログラムリスト">014: <text:s text:c="2"/>if <text:s/>Input.mousePush?(M_LBUTTON)</text:p>
      <text:p text:style-name="プログラムリスト">015: <text:s text:c="4"/>if <text:s/>!no1_s</text:p>
      <text:p text:style-name="プログラムリスト">016: <text:s text:c="6"/>no1_s = true</text:p>
      <text:p text:style-name="プログラムリスト">017: <text:s text:c="4"/>end</text:p>
      <text:p text:style-name="プログラムリスト">018: <text:s text:c="2"/>end</text:p>
      <text:p text:style-name="プログラムリスト">019: <text:s text:c="2"/>i += 1</text:p>
      <text:p text:style-name="プログラムリスト">020: <text:s text:c="2"/>if <text:s/>i &gt;= f.length</text:p>
      <text:p text:style-name="プログラムリスト">021: <text:s text:c="4"/>i = 0</text:p>
      <text:p text:style-name="プログラムリスト">022: <text:s text:c="2"/>end</text:p>
      <text:p text:style-name="プログラムリスト">023: <text:s text:c="2"/>if <text:s/>no1_s</text:p>
      <text:p text:style-name="プログラムリスト">024: <text:s text:c="4"/>Window.drawFont(120, 100, "Good!!", font)</text:p>
      <text:p text:style-name="プログラムリスト">025: <text:s text:c="2"/>else</text:p>
      <text:p text:style-name="プログラムリスト">026: <text:s text:c="4"/>no1 = no1_f[i]</text:p>
      <text:p text:style-name="プログラムリスト">027: <text:s text:c="2"/>end</text:p>
      <text:p text:style-name="プログラムリスト">028: end</text:p>
      <text:h text:style-name="Heading_20_2" text:outline-level="2">プログラムリスト2(slot2.rb)：２つ</text:h>
      <text:p text:style-name="プログラムリスト">001: require "dxruby"</text:p>
      <text:p text:style-name="プログラムリスト">002:</text:p>
      <text:p text:style-name="プログラムリスト">003: f = ["7", "@", "G", "!", "*"]</text:p>
      <text:p text:style-name="プログラムリスト">004: no1_f = f.sort_by { rand }</text:p>
      <text:p text:style-name="プログラムリスト"><text:span text:style-name="T2">005</text:span>: no2_f = f.sort_by { rand }</text:p>
      <text:p text:style-name="プログラムリスト">006:</text:p>
      <text:p text:style-name="プログラムリスト">007: i = 0</text:p>
      <text:p text:style-name="プログラムリスト">008: no1 = no1_f[i]</text:p>
      <text:p text:style-name="プログラムリスト"><text:span text:style-name="T2">009</text:span>: no2 = no2_f[i]</text:p>
      <text:p text:style-name="プログラムリスト">010:</text:p>
      <text:p text:style-name="プログラムリスト">011: no1_s = false</text:p>
      <text:p text:style-name="プログラムリスト"><text:span text:style-name="T2">012</text:span>: no2_s = false</text:p>
      <text:p text:style-name="プログラムリスト">013: font = Font.new(64, "MS Gothic")</text:p>
      <text:p text:style-name="プログラムリスト">014: Window.fps = 15</text:p>
      <text:p text:style-name="プログラムリスト">015: Window.loop do</text:p>
      <text:p text:style-name="プログラムリスト"><text:span text:style-name="T2">016</text:span>: <text:s text:c="2"/>Window.drawFont(20, 10, "#{no1} #{no2}", font)</text:p>
      <text:p text:style-name="プログラムリスト">017: <text:s text:c="2"/>if <text:s/>Input.mousePush?(M_LBUTTON)</text:p>
      <text:p text:style-name="プログラムリスト">018: <text:s text:c="4"/>if <text:s/>!no1_s</text:p>
      <text:p text:style-name="プログラムリスト">019: <text:s text:c="6"/>no1_s = true</text:p>
      <text:p text:style-name="プログラムリスト"><text:span text:style-name="T2">020</text:span>: <text:s text:c="4"/>elsif <text:s/>!no2_s</text:p>
      <text:p text:style-name="プログラムリスト"><text:span text:style-name="T2">021</text:span>: <text:s text:c="6"/>no2_s = true</text:p>
      <text:p text:style-name="プログラムリスト">022: <text:s text:c="4"/>end</text:p>
      <text:p text:style-name="プログラムリスト">023: <text:s text:c="2"/>end</text:p>
      <text:p text:style-name="プログラムリスト">024: <text:s text:c="2"/>i += 1</text:p>
      <text:p text:style-name="プログラムリスト">025: <text:s text:c="2"/>if <text:s/>i &gt;= f.length</text:p>
      <text:p text:style-name="プログラムリスト">026: <text:s text:c="4"/>i = 0</text:p>
      <text:p text:style-name="プログラムリスト">027: <text:s text:c="2"/>end</text:p>
      <text:p text:style-name="プログラムリスト"><text:span text:style-name="T2">028</text:span>: <text:s text:c="2"/>if <text:s/>!no1_s</text:p>
      <text:p text:style-name="プログラムリスト"><text:span text:style-name="T2">029</text:span>: <text:s text:c="4"/>no1 = no1_f[i]</text:p>
      <text:p text:style-name="プログラムリスト"><text:span text:style-name="T2">030</text:span>: <text:s text:c="2"/>end</text:p>
      <text:p text:style-name="プログラムリスト"><text:span text:style-name="T2">031</text:span>: <text:s text:c="2"/>if <text:s/>no2_s</text:p>
      <text:p text:style-name="プログラムリスト"><text:span text:style-name="T2">032</text:span>: <text:s text:c="4"/>if <text:s/>no1 == no2</text:p>
      <text:p text:style-name="プログラムリスト"><text:soft-page-break/>033: <text:s text:c="6"/>Window.drawFont(120, 100, "Good!!", font)</text:p>
      <text:p text:style-name="プログラムリスト"><text:span text:style-name="T2">034</text:span>: <text:s text:c="4"/>else</text:p>
      <text:p text:style-name="プログラムリスト"><text:span text:style-name="T2">035</text:span>: <text:s text:c="6"/>Window.drawFont(120, 100, "Bad.", font)</text:p>
      <text:p text:style-name="プログラムリスト"><text:span text:style-name="T2">036</text:span>: <text:s text:c="4"/>end</text:p>
      <text:p text:style-name="プログラムリスト"><text:span text:style-name="T2">037</text:span>: <text:s text:c="2"/>else</text:p>
      <text:p text:style-name="プログラムリスト"><text:span text:style-name="T2">038</text:span>: <text:s text:c="4"/>no2 = no2_f[i]</text:p>
      <text:p text:style-name="プログラムリスト"><text:span text:style-name="T2">039</text:span>: <text:s text:c="2"/>end</text:p>
      <text:p text:style-name="プログラムリスト">040: end</text:p>
      <text:h text:style-name="Heading_20_2" text:outline-level="2">プログラムリスト3(slot3.rb)：３つ</text:h>
      <text:p text:style-name="プログラムリスト">001: require "dxruby"</text:p>
      <text:p text:style-name="プログラムリスト">002: </text:p>
      <text:p text:style-name="プログラムリスト">003: f = ["7", "@", "G", "!", "*"]</text:p>
      <text:p text:style-name="プログラムリスト">004: no1_f = f.sort_by { rand }</text:p>
      <text:p text:style-name="プログラムリスト">005: no2_f = f.sort_by { rand }</text:p>
      <text:p text:style-name="プログラムリスト"><text:span text:style-name="T2">006</text:span>: no3_f = f.sort_by { rand }</text:p>
      <text:p text:style-name="プログラムリスト">007: </text:p>
      <text:p text:style-name="プログラムリスト">008: i = 0</text:p>
      <text:p text:style-name="プログラムリスト">009: no1 = no1_f[i]</text:p>
      <text:p text:style-name="プログラムリスト">010: no2 = no2_f[i]</text:p>
      <text:p text:style-name="プログラムリスト"><text:span text:style-name="T2">011</text:span>: no3 = no3_f[i]</text:p>
      <text:p text:style-name="プログラムリスト">012: </text:p>
      <text:p text:style-name="プログラムリスト">013: no1_s = false</text:p>
      <text:p text:style-name="プログラムリスト">014: no2_s = false</text:p>
      <text:p text:style-name="プログラムリスト"><text:span text:style-name="T2">015</text:span>: no3_s = false</text:p>
      <text:p text:style-name="プログラムリスト">016: font = Font.new(64, "MS Gothic")</text:p>
      <text:p text:style-name="プログラムリスト">017: Window.fps = 15</text:p>
      <text:p text:style-name="プログラムリスト">018: Window.loop do</text:p>
      <text:p text:style-name="プログラムリスト"><text:span text:style-name="T2">019</text:span>: <text:s text:c="2"/>Window.drawFont(20, 10, "#{no1} #{no2} #{no3}", font)</text:p>
      <text:p text:style-name="プログラムリスト">020: <text:s text:c="2"/>if <text:s/>Input.mousePush?(M_LBUTTON)</text:p>
      <text:p text:style-name="プログラムリスト">021: <text:s text:c="4"/>if <text:s/>!no1_s</text:p>
      <text:p text:style-name="プログラムリスト">022: <text:s text:c="6"/>no1_s = true</text:p>
      <text:p text:style-name="プログラムリスト">023: <text:s text:c="4"/>elsif <text:s/>!no2_s</text:p>
      <text:p text:style-name="プログラムリスト">024: <text:s text:c="6"/>no2_s = true</text:p>
      <text:p text:style-name="プログラムリスト"><text:span text:style-name="T2">025</text:span>: <text:s text:c="4"/>elsif <text:s/>!no3_s</text:p>
      <text:p text:style-name="プログラムリスト"><text:span text:style-name="T2">026</text:span>: <text:s text:c="6"/>no3_s = true</text:p>
      <text:p text:style-name="プログラムリスト">027: <text:s text:c="4"/>end</text:p>
      <text:p text:style-name="プログラムリスト">028: <text:s text:c="2"/>end</text:p>
      <text:p text:style-name="プログラムリスト">029: <text:s text:c="2"/>i += 1</text:p>
      <text:p text:style-name="プログラムリスト">030: <text:s text:c="2"/>if <text:s/>i &gt;= f.length</text:p>
      <text:p text:style-name="プログラムリスト">031: <text:s text:c="4"/>i = 0</text:p>
      <text:p text:style-name="プログラムリスト">032: <text:s text:c="2"/>end</text:p>
      <text:p text:style-name="プログラムリスト">033: <text:s text:c="2"/>if <text:s/>!no1_s</text:p>
      <text:p text:style-name="プログラムリスト">034: <text:s text:c="4"/>no1 = no1_f[i]</text:p>
      <text:p text:style-name="プログラムリスト">035: <text:s text:c="2"/>end</text:p>
      <text:p text:style-name="プログラムリスト"><text:span text:style-name="T2">036</text:span>: <text:s text:c="2"/>if <text:s/>!no2_s</text:p>
      <text:p text:style-name="プログラムリスト"><text:span text:style-name="T2">037</text:span>: <text:s text:c="4"/>no2 = no2_f[i]</text:p>
      <text:p text:style-name="プログラムリスト"><text:span text:style-name="T2">038</text:span>: <text:s text:c="2"/>end</text:p>
      <text:p text:style-name="プログラムリスト"><text:span text:style-name="T2">039</text:span>: <text:s text:c="2"/>if <text:s/>no3_s</text:p>
      <text:p text:style-name="プログラムリスト"><text:span text:style-name="T2">040</text:span>: <text:s text:c="4"/>if <text:s/>no1 == no2 &amp;&amp; no1 == no3</text:p>
      <text:p text:style-name="プログラムリスト">041: <text:s text:c="6"/>Window.drawFont(120, 100, "Good!!", font)</text:p>
      <text:p text:style-name="プログラムリスト"><text:span text:style-name="T2">042</text:span>: <text:s text:c="4"/>else</text:p>
      <text:p text:style-name="プログラムリスト"><text:span text:style-name="T2">043</text:span>: <text:s text:c="6"/>Window.drawFont(120, 100, "Bad.", font)</text:p>
      <text:p text:style-name="プログラムリスト"><text:span text:style-name="T2">044</text:span>: <text:s text:c="4"/>end</text:p>
      <text:p text:style-name="プログラムリスト"><text:span text:style-name="T2">045</text:span>: <text:s text:c="2"/>else</text:p>
      <text:p text:style-name="プログラムリスト"><text:span text:style-name="T2">046</text:span>: <text:s text:c="4"/>no3 = no3_f[i]</text:p>
      <text:p text:style-name="プログラムリスト"><text:span text:style-name="T2">047</text:span>: <text:s text:c="2"/>end</text:p>
      <text:p text:style-name="プログラムリスト">048: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プログラムリスト" style:family="paragraph" style:parent-style-name="Standard" style:auto-update="true">
      <style:paragraph-properties fo:margin-left="1cm" fo:margin-right="0cm" fo:line-height="0.349cm" fo:text-indent="0cm" style:auto-text-indent="false"/>
      <style:text-properties style:font-name="ＭＳ ゴシック" fo:font-size="9pt" style:font-name-asian="ＭＳ ゴシック" style:font-size-asian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language-asian="ja" style:country-asian="J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中学生Ruby教室／松江市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09-01-21T21:56:37</meta:creation-date>
    <dc:date>2011-09-05T10:08:17</dc:date>
    <meta:editing-cycles>25</meta:editing-cycles>
    <meta:editing-duration>PT41M29S</meta:editing-duration>
    <meta:document-statistic meta:table-count="0" meta:image-count="0" meta:object-count="0" meta:page-count="2" meta:paragraph-count="121" meta:word-count="444" meta:character-count="2458"/>
    <meta:user-defined meta:name="Info 1"/>
    <meta:user-defined meta:name="Info 2"/>
    <meta:user-defined meta:name="Info 3"/>
    <meta:user-defined meta:name="Info 4"/>
  </office:meta>
</office:document-meta>
</file>